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text-properties officeooo:rsid="0020aa3e" officeooo:paragraph-rsid="0020aa3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Footer">
      <style:paragraph-properties fo:text-align="start" style:justify-single-word="false"/>
    </style:style>
    <style:style style:name="P4" style:family="paragraph" style:parent-style-name="Standard">
      <style:text-properties officeooo:paragraph-rsid="0023d39c"/>
    </style:style>
    <style:style style:name="P5" style:family="paragraph" style:parent-style-name="Standard">
      <style:text-properties officeooo:paragraph-rsid="002545d2"/>
    </style:style>
    <style:style style:name="T1" style:family="text">
      <style:text-properties officeooo:rsid="0020aa3e"/>
    </style:style>
    <style:style style:name="T2" style:family="text">
      <style:text-properties officeooo:rsid="00216b12"/>
    </style:style>
    <style:style style:name="T3" style:family="text">
      <style:text-properties officeooo:rsid="0022b6ec"/>
    </style:style>
    <style:style style:name="T4" style:family="text">
      <style:text-properties officeooo:rsid="0023d39c"/>
    </style:style>
    <style:style style:name="T5" style:family="text">
      <style:text-properties fo:background-color="#ffff00" loext:char-shading-value="0"/>
    </style:style>
    <style:style style:name="T6" style:family="text">
      <style:text-properties officeooo:rsid="0023d39c" fo:background-color="#ffff00" loext:char-shading-value="0"/>
    </style:style>
    <style:style style:name="T7" style:family="text">
      <style:text-properties officeooo:rsid="0023d39c" fo:background-color="#ffff00" loext:char-shading-value="0"/>
    </style:style>
    <style:style style:name="T8" style:family="text">
      <style:text-properties fo:background-color="#ffff00" loext:char-shading-value="0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20aa3e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10">I</text:span><text:span text:style-name="T9">nstrucciones</text:span>: </text:p>
      <text:p text:style-name="P4">Marque con <text:span text:style-name="T4">el </text:span><text:span text:style-name="T7">color amarillo</text:span><text:span text:style-name="T8"> </text:span>la opción que considere correcta. Solo una respuesta es correcta por pregunta. <text:span text:style-name="T4">Integra la fuente (URL de dónde averiguaste la respuesta) de la respuesta para que tus compañeros puedan cotejar </text:span></text:p>
      <text:p text:style-name="P5">¿Qué tipo de conector se utiliza comúnmente en impresoras y escáneres para la conexión a una computadora?</text:p>
      <text:p text:style-name="P5">a) USB Type-A.</text:p>
      <text:p text:style-name="P5">b) USB Micro-B.</text:p>
      <text:p text:style-name="P5">c) USB Type-B.</text:p>
      <text:p text:style-name="P5">d) USB-C.</text:p>
      <text:p text:style-name="P5"/>
      <text:p text:style-name="P5">¿Cuál es la principal diferencia entre USB 3.0 y USB 3.1?</text:p>
      <text:p text:style-name="P5">a) La velocidad de transferencia de datos.</text:p>
      <text:p text:style-name="P5">b) El tamaño del conector.</text:p>
      <text:p text:style-name="P5">c) La reversibilidad del conector.</text:p>
      <text:p text:style-name="P5">d) La compatibilidad con dispositivos Apple.</text:p>
      <text:p text:style-name="P5"/>
      <text:p text:style-name="P5">¿Cuál de las siguientes afirmaciones es correcta sobre USB 3.2?</text:p>
      <text:p text:style-name="P5">a) Introduce velocidades de transferencia de hasta 20 Gbps.</text:p>
      <text:p text:style-name="P5">b) Utiliza únicamente conectores USB Type-C.</text:p>
      <text:p text:style-name="P5">c) Es una versión más antigua que USB 2.0.</text:p>
      <text:p text:style-name="P5">d) No es compatible con la carga de dispositivos.</text:p>
      <text:p text:style-name="P5"/>
      <text:p text:style-name="P5">¿Cuál es la función principal del protocolo USB Mass Storage Class (MSC)?</text:p>
      <text:p text:style-name="P5">a) Proporcionar energía para la carga rápida de dispositivos.</text:p>
      <text:p text:style-name="P5">b) Soportar dispositivos de entrada, como teclados y ratones.</text:p>
      <text:p text:style-name="P5">c) Establecer estándares para la conexión de dispositivos de almacenamiento.</text:p>
      <text:p text:style-name="P5">d) Facilitar la conexión inalámbrica.</text:p>
      <text:p text:style-name="P5"/>
      <text:p text:style-name="P5">¿Cuál es la función principal de un conector PS/2?</text:p>
      <text:p text:style-name="P5">a) Conectar dispositivos de almacenamiento externo.</text:p>
      <text:p text:style-name="P5">b) Proporcionar energía para la carga de dispositivos móviles.</text:p>
      <text:p text:style-name="P5">c) Conectar periféricos de entrada, como teclados y ratones.</text:p>
      <text:p text:style-name="P5">d) Transmitir señales de audio.</text:p>
      <text:p text:style-name="P5"/>
      <text:p text:style-name="P5">¿Qué tipo de dispositivo suele utilizar un puerto COM (Puerto de Comunicaciones)?</text:p>
      <text:p text:style-name="P5">a) Impresoras.</text:p>
      <text:p text:style-name="P5">b) Monitores.</text:p>
      <text:p text:style-name="P5">c) Tarjetas de sonido.</text:p>
      <text:p text:style-name="P5">d) Cámaras digitales.</text:p>
      <text:p text:style-name="P5"/>
      <text:p text:style-name="P5">¿Cuántos pines tiene un puerto COM estándar?</text:p>
      <text:p text:style-name="P5">a) 9.</text:p>
      <text:p text:style-name="P5">b) 15.</text:p>
      <text:p text:style-name="P5">c) 25.</text:p>
      <text:p text:style-name="P5">d) 7.</text:p>
      <text:p text:style-name="P5"/>
      <text:p text:style-name="P5"><text:soft-page-break/>¿Cuál es la función principal de un puerto LPT (Puerto Paralelo)?</text:p>
      <text:p text:style-name="P5">a) Conectar dispositivos de almacenamiento externo.</text:p>
      <text:p text:style-name="P5">b) Transmitir señales de audio de alta calidad.</text:p>
      <text:p text:style-name="P5">c) Conectar periféricos de entrada, como teclados y ratones.</text:p>
      <text:p text:style-name="P5">d) Conectar impresoras y escáneres.</text:p>
      <text:p text:style-name="P5"/>
      <text:p text:style-name="P5">¿Qué tipo de dispositivo suele utilizar un conector IEEE 1394 (FireWire)?</text:p>
      <text:p text:style-name="P5">a) Impresoras.</text:p>
      <text:p text:style-name="P5">b) Discos duros externos.</text:p>
      <text:p text:style-name="P5">c) Teclados y ratones.</text:p>
      <text:p text:style-name="P5">d) Monitores.</text:p>
      <text:p text:style-name="P5"/>
      <text:p text:style-name="P5">¿Cuál es la principal característica del conector IEEE 1394 (FireWire)?</text:p>
      <text:p text:style-name="P5">a) Alta velocidad de transferencia y conexión en cadena.</text:p>
      <text:p text:style-name="P5">b) Reversibilidad del conector.</text:p>
      <text:p text:style-name="P5">c) Conector pequeño y reversible.</text:p>
      <text:p text:style-name="P5">d) Uso exclusivo en dispositivos Apple.</text:p>
      <text:p text:style-name="P5"/>
      <text:p text:style-name="P5">¿Cuántos pines tiene un conector IEEE 1394 (FireWire) de 6 pines?</text:p>
      <text:p text:style-name="P5">a) 4.</text:p>
      <text:p text:style-name="P5">b) 6.</text:p>
      <text:p text:style-name="P5">c) 9.</text:p>
      <text:p text:style-name="P5">d) 12.</text:p>
      <text:p text:style-name="P5"/>
      <text:p text:style-name="P5">¿Cuál es la función principal del conector Thunderbolt?</text:p>
      <text:p text:style-name="P5">a) Conectar dispositivos de almacenamiento externo.</text:p>
      <text:p text:style-name="P5">b) Transmitir señales de audio de alta calidad.</text:p>
      <text:p text:style-name="P5">c) Proporcionar energía para la carga de dispositivos móviles.</text:p>
      <text:p text:style-name="P5">d) Alta velocidad de transferencia y conexión en cadena.</text:p>
      <text:p text:style-name="P5"/>
      <text:p text:style-name="P5">¿Cuántos pines tiene un conector Thunderbolt 3?</text:p>
      <text:p text:style-name="P5">a) 8.</text:p>
      <text:p text:style-name="P5">b) 12.</text:p>
      <text:p text:style-name="P5">c) 16.</text:p>
      <text:p text:style-name="P5">d) 24.</text:p>
      <text:p text:style-name="P5"/>
      <text:p text:style-name="P5">¿Qué tipo de dispositivo suele utilizar un conector PS/2 de 6 pines?</text:p>
      <text:p text:style-name="P5">a) Impresoras.</text:p>
      <text:p text:style-name="P5">b) Monitores.</text:p>
      <text:p text:style-name="P5">c) Teclados y ratones.</text:p>
      <text:p text:style-name="P5">d) Cámaras digitales.</text:p>
      <text:p text:style-name="P5"/>
      <text:p text:style-name="P5">¿Cuál es la función principal de un puerto COM en una computadora?</text:p>
      <text:p text:style-name="P5">a) Conectar dispositivos de red.</text:p>
      <text:p text:style-name="P5">b) Facilitar la carga de dispositivos móviles.</text:p>
      <text:p text:style-name="P5">c) Proporcionar comunicación serial con periféricos.</text:p>
      <text:p text:style-name="P5">d) Transmitir señales de video.</text:p>
      <text:p text:style-name="P5"><text:soft-page-break/></text:p>
      <text:p text:style-name="P5">¿Cuántos pines tiene un conector LPT de 25 pines?</text:p>
      <text:p text:style-name="P5">a) 9.</text:p>
      <text:p text:style-name="P5">b) 15.</text:p>
      <text:p text:style-name="P5">c) 25.</text:p>
      <text:p text:style-name="P5">d) 7.</text:p>
      <text:p text:style-name="P5"/>
      <text:p text:style-name="P5">¿Qué tipo de dispositivo suele utilizar un conector IEEE 1394 de 9 pines?</text:p>
      <text:p text:style-name="P5">a) Impresoras.</text:p>
      <text:p text:style-name="P5">b) Discos duros externos.</text:p>
      <text:p text:style-name="P5">c) Teclados y ratones.</text:p>
      <text:p text:style-name="P5">d) Monitores.</text:p>
      <text:p text:style-name="P5"/>
      <text:p text:style-name="P5">¿Cuál es la función principal de un conector Thunderbolt en una computadora?</text:p>
      <text:p text:style-name="P5">a) Conectar dispositivos de red.</text:p>
      <text:p text:style-name="P5">b) Proporcionar comunicación serial con periféricos.</text:p>
      <text:p text:style-name="P5">c) Alta velocidad de transferencia y conexión en cadena.</text:p>
      <text:p text:style-name="P5">d) Transmitir señales de audio de alta calidad.</text:p>
      <text:p text:style-name="P5"/>
      <text:p text:style-name="P5">¿Cuántos pines tiene un conector PS/2 de 4 pines?</text:p>
      <text:p text:style-name="P5">a) 4.</text:p>
      <text:p text:style-name="P5">b) 6.</text:p>
      <text:p text:style-name="P5">c) 9.</text:p>
      <text:p text:style-name="P5">d) 12.</text:p>
      <text:p text:style-name="P5"/>
      <text:p text:style-name="P5">¿Qué tipo de dispositivo suele utilizar un puerto COM de 25 pines?</text:p>
      <text:p text:style-name="P5">a) Impresoras.</text:p>
      <text:p text:style-name="P5">b) Monitores.</text:p>
      <text:p text:style-name="P5">c) Tarjetas de sonido.</text:p>
      <text:p text:style-name="P5">d) Cámaras digitales.</text:p>
      <text:p text:style-name="P5"/>
      <text:p text:style-name="P5">¿Cuál es la función principal de un puerto LPT en una computadora?</text:p>
      <text:p text:style-name="P5">a) Conectar dispositivos de red.</text:p>
      <text:p text:style-name="P5">b) Transmitir señales de video.</text:p>
      <text:p text:style-name="P5">c) Conectar impresoras y escáneres.</text:p>
      <text:p text:style-name="P5">d) Proporcionar comunicación serial con periféricos.</text:p>
      <text:p text:style-name="P5"/>
      <text:p text:style-name="P5">¿Cuántos pines tiene un conector IEEE 1394 de 4 pines?</text:p>
      <text:p text:style-name="P5">a) 4.</text:p>
      <text:p text:style-name="P5">b) 6.</text:p>
      <text:p text:style-name="P5">c) 9.</text:p>
      <text:p text:style-name="P5">d) 12.</text:p>
      <text:p text:style-name="P5"/>
      <text:p text:style-name="P5">¿Qué tipo de dispositivo suele utilizar un conector Thunderbolt 2?</text:p>
      <text:p text:style-name="P5">a) Impresoras.</text:p>
      <text:p text:style-name="P5">b) Discos duros externos.</text:p>
      <text:p text:style-name="P5">c) Teclados y ratones.</text:p>
      <text:p text:style-name="P5"><text:soft-page-break/>d) Monitores.</text:p>
      <text:p text:style-name="P5"/>
      <text:p text:style-name="P5">¿Cuántos pines tiene un conector PS/2 de 6 pines?</text:p>
      <text:p text:style-name="P5">a) 4.</text:p>
      <text:p text:style-name="P5">b) 6.</text:p>
      <text:p text:style-name="P5">c) 9.</text:p>
      <text:p text:style-name="P5">d) 12.</text:p>
      <text:p text:style-name="P5"/>
      <text:p text:style-name="P5">¿Cuál es la función principal de un conector COM en una computadora?</text:p>
      <text:p text:style-name="P5">a) Conectar dispositivos de almacenamiento externo.</text:p>
      <text:p text:style-name="P5">b) Proporcionar comunicación serial con periféricos.</text:p>
      <text:p text:style-name="P5">c) Transmitir señales de audio de alta calidad.</text:p>
      <text:p text:style-name="P5">d) Facilitar la carga de dispositivos móviles.</text:p>
      <text:p text:style-name="P5"/>
      <text:p text:style-name="P5">¿Cuántos pines tiene un conector LPT de 9 pines?</text:p>
      <text:p text:style-name="P5">a) 4.</text:p>
      <text:p text:style-name="P5">b) 6.</text:p>
      <text:p text:style-name="P5">c) 9.</text:p>
      <text:p text:style-name="P5">d) 12.</text:p>
      <text:p text:style-name="P5"/>
      <text:p text:style-name="P5">¿Qué tipo de dispositivo suele utilizar un puerto COM de 9 pines?</text:p>
      <text:p text:style-name="P5">a) Impresoras.</text:p>
      <text:p text:style-name="P5">b) Monitores.</text:p>
      <text:p text:style-name="P5">c) Tarjetas de sonido.</text:p>
      <text:p text:style-name="P5">d) Cámaras digitales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20aa3e" officeooo:paragraph-rsid="0020aa3e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start" style:justify-single-word="false"/>
    </style:style>
    <style:style style:name="MT1" style:family="text">
      <style:text-properties officeooo:rsid="0023d39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Mantenimiento y reparación de ordenadores -UFO - <text:span text:style-name="MT1">861</text:span></text:p>
        <text:p text:style-name="MP1"/>
      </style:header>
      <style:footer>
        <text:p text:style-name="MP2"><text:bookmark-start text:name="PageNumWizard_FOOTER_Estilo de página predeterminado3"/><text:page-number text:select-page="current">3</text:page-number><text:s/>/ <text:page-count>4</text:page-count><text:bookmark-end text:name="PageNumWizard_FOOTER_Estilo de página predeterminado3"/></text:p>
      </style:footer>
      <style:footer-left>
        <text:p text:style-name="MP3"><text:bookmark-start text:name="PageNumWizard_FOOTER_Estilo de página predeterminado2"/><text:page-number text:select-page="current">4</text:page-number><text:s/>/ <text:page-count>4</text:page-count><text:bookmark-end text:name="PageNumWizard_FOOTER_Estilo de página predeterminado2"/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28T15:45:19.105657287</meta:creation-date>
    <dc:date>2024-01-11T19:25:24.436093769</dc:date>
    <meta:editing-duration>PT7H22M57S</meta:editing-duration>
    <meta:editing-cycles>13</meta:editing-cycles>
    <meta:generator>LibreOffice/7.6.2.1$Linux_X86_64 LibreOffice_project/56f7684011345957bbf33a7ee678afaf4d2ba333</meta:generator>
    <meta:document-statistic meta:table-count="0" meta:image-count="0" meta:object-count="0" meta:page-count="4" meta:paragraph-count="140" meta:word-count="795" meta:character-count="4781" meta:non-whitespace-character-count="4124"/>
  </office:meta>
</office:document-meta>
</file>